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c06f"/>
    </style:style>
    <style:style style:name="P2" style:family="paragraph" style:parent-style-name="Standard">
      <style:text-properties style:font-name="Calibri" officeooo:rsid="0009276e" officeooo:paragraph-rsid="0009276e"/>
    </style:style>
    <style:style style:name="P3" style:family="paragraph" style:parent-style-name="Standard">
      <style:text-properties style:font-name="Calibri" officeooo:rsid="0009276e" officeooo:paragraph-rsid="001a00b4"/>
    </style:style>
    <style:style style:name="P4" style:family="paragraph" style:parent-style-name="Standard">
      <style:text-properties style:font-name="Calibri" officeooo:rsid="001a00b4" officeooo:paragraph-rsid="001a00b4"/>
    </style:style>
    <style:style style:name="P5" style:family="paragraph" style:parent-style-name="Standard">
      <style:text-properties style:font-name="Calibri" officeooo:rsid="000a30aa" officeooo:paragraph-rsid="000a30aa"/>
    </style:style>
    <style:style style:name="P6" style:family="paragraph" style:parent-style-name="Standard">
      <style:text-properties style:font-name="Calibri" officeooo:rsid="000a30aa" officeooo:paragraph-rsid="001a00b4"/>
    </style:style>
    <style:style style:name="P7" style:family="paragraph" style:parent-style-name="Standard">
      <style:text-properties style:font-name="Calibri" officeooo:paragraph-rsid="000a30aa"/>
    </style:style>
    <style:style style:name="P8" style:family="paragraph" style:parent-style-name="Standard">
      <style:text-properties style:font-name="Calibri" officeooo:paragraph-rsid="000ca3be"/>
    </style:style>
    <style:style style:name="P9" style:family="paragraph" style:parent-style-name="Standard">
      <style:text-properties style:font-name="Calibri" officeooo:rsid="000e37fe" officeooo:paragraph-rsid="000e37fe"/>
    </style:style>
    <style:style style:name="P10" style:family="paragraph" style:parent-style-name="Standard">
      <style:text-properties style:font-name="Calibri" fo:font-weight="bold" officeooo:rsid="001a00b4" officeooo:paragraph-rsid="001a00b4" style:font-weight-asian="bold" style:font-weight-complex="bold"/>
    </style:style>
    <style:style style:name="P11" style:family="paragraph" style:parent-style-name="Standard">
      <style:text-properties style:font-name="Calibri" fo:font-weight="bold" officeooo:rsid="000a30aa" officeooo:paragraph-rsid="001a00b4" style:font-weight-asian="bold" style:font-weight-complex="bold"/>
    </style:style>
    <style:style style:name="P12" style:family="paragraph" style:parent-style-name="Standard">
      <style:text-properties style:font-name="Calibri" fo:font-weight="bold" officeooo:rsid="00104ffd" officeooo:paragraph-rsid="00104ffd" style:font-weight-asian="bold" style:font-weight-complex="bold"/>
    </style:style>
    <style:style style:name="P13" style:family="paragraph" style:parent-style-name="Standard">
      <style:text-properties style:font-name="Calibri" fo:font-weight="bold" officeooo:rsid="001a7ca0" officeooo:paragraph-rsid="001a7ca0" style:font-weight-asian="bold" style:font-weight-complex="bold"/>
    </style:style>
    <style:style style:name="P14" style:family="paragraph" style:parent-style-name="Standard">
      <style:text-properties style:font-name="Calibri" fo:font-weight="bold" officeooo:rsid="00165c7d" officeooo:paragraph-rsid="00165c7d" style:font-weight-asian="bold" style:font-weight-complex="bold"/>
    </style:style>
    <style:style style:name="P15" style:family="paragraph" style:parent-style-name="Standard">
      <style:text-properties style:font-name="Calibri" fo:font-weight="bold" officeooo:rsid="001e296c" officeooo:paragraph-rsid="001e296c" style:font-weight-asian="bold" style:font-weight-complex="bold"/>
    </style:style>
    <style:style style:name="P16" style:family="paragraph" style:parent-style-name="Standard">
      <style:text-properties style:font-name="Calibri" officeooo:paragraph-rsid="001a00b4"/>
    </style:style>
    <style:style style:name="P17" style:family="paragraph" style:parent-style-name="Standard">
      <style:text-properties style:font-name="Calibri" officeooo:rsid="0010041a" officeooo:paragraph-rsid="000e37fe"/>
    </style:style>
    <style:style style:name="P18" style:family="paragraph" style:parent-style-name="Standard">
      <style:text-properties style:font-name="Calibri" officeooo:rsid="00104ffd" officeooo:paragraph-rsid="00104ffd"/>
    </style:style>
    <style:style style:name="P19" style:family="paragraph" style:parent-style-name="Standard">
      <style:text-properties style:font-name="Calibri" officeooo:rsid="00104ffd" officeooo:paragraph-rsid="001bc06f"/>
    </style:style>
    <style:style style:name="P20" style:family="paragraph" style:parent-style-name="Standard">
      <style:text-properties style:font-name="Calibri" officeooo:rsid="00121411" officeooo:paragraph-rsid="00121411"/>
    </style:style>
    <style:style style:name="P21" style:family="paragraph" style:parent-style-name="Standard">
      <style:text-properties style:font-name="Calibri" officeooo:rsid="00165c7d" officeooo:paragraph-rsid="00165c7d"/>
    </style:style>
    <style:style style:name="P22" style:family="paragraph" style:parent-style-name="Standard">
      <style:text-properties style:font-name="Calibri" officeooo:rsid="00165c7d" officeooo:paragraph-rsid="001bc06f"/>
    </style:style>
    <style:style style:name="P23" style:family="paragraph" style:parent-style-name="Standard">
      <style:text-properties style:font-name="Calibri" officeooo:rsid="00165c7d" officeooo:paragraph-rsid="001e5f51"/>
    </style:style>
    <style:style style:name="P24" style:family="paragraph" style:parent-style-name="Standard">
      <style:text-properties style:font-name="Calibri" officeooo:rsid="0015cc0a" officeooo:paragraph-rsid="0015cc0a"/>
    </style:style>
    <style:style style:name="P25" style:family="paragraph" style:parent-style-name="Standard">
      <style:text-properties style:font-name="Calibri" officeooo:rsid="0015cc0a" officeooo:paragraph-rsid="001bc06f"/>
    </style:style>
    <style:style style:name="P26" style:family="paragraph" style:parent-style-name="Standard">
      <style:text-properties style:font-name="Calibri" officeooo:paragraph-rsid="001bc06f"/>
    </style:style>
    <style:style style:name="P27" style:family="paragraph" style:parent-style-name="Standard">
      <style:text-properties style:font-name="Calibri" officeooo:rsid="00136a82" officeooo:paragraph-rsid="001bc06f"/>
    </style:style>
    <style:style style:name="P28" style:family="paragraph" style:parent-style-name="Standard">
      <style:text-properties style:font-name="Calibri" officeooo:rsid="001531d9" officeooo:paragraph-rsid="001bc06f"/>
    </style:style>
    <style:style style:name="P29" style:family="paragraph" style:parent-style-name="Standard">
      <style:text-properties style:font-name="Calibri" officeooo:paragraph-rsid="0018036c"/>
    </style:style>
    <style:style style:name="P30" style:family="paragraph" style:parent-style-name="Standard">
      <style:text-properties style:font-name="Calibri" fo:font-size="12pt" officeooo:rsid="00104ffd" officeooo:paragraph-rsid="001c4cf3" style:font-size-asian="12pt" style:font-size-complex="12pt"/>
    </style:style>
    <style:style style:name="P31" style:family="paragraph" style:parent-style-name="Standard">
      <style:text-properties style:font-name="Calibri" officeooo:rsid="001e296c" officeooo:paragraph-rsid="001e296c"/>
    </style:style>
    <style:style style:name="P32" style:family="paragraph" style:parent-style-name="Standard">
      <style:text-properties style:font-name="Calibri" officeooo:rsid="00221993" officeooo:paragraph-rsid="00221993"/>
    </style:style>
    <style:style style:name="P33" style:family="paragraph" style:parent-style-name="Standard">
      <style:text-properties fo:font-size="12pt" officeooo:paragraph-rsid="001c4cf3" style:font-size-asian="12pt" style:font-size-complex="12pt"/>
    </style:style>
    <style:style style:name="P34" style:family="paragraph" style:parent-style-name="Standard">
      <style:text-properties fo:font-size="12pt" officeooo:paragraph-rsid="001e5f51" style:font-size-asian="12pt" style:font-size-complex="12pt"/>
    </style:style>
    <style:style style:name="P35" style:family="paragraph" style:parent-style-name="Standard">
      <style:text-properties officeooo:paragraph-rsid="001e296c"/>
    </style:style>
    <style:style style:name="P36" style:family="paragraph" style:parent-style-name="Standard">
      <style:text-properties fo:color="#000000" fo:font-size="12pt" officeooo:paragraph-rsid="001e5f51" style:font-size-asian="12pt" style:font-size-complex="12pt"/>
    </style:style>
    <style:style style:name="T1" style:family="text">
      <style:text-properties officeooo:rsid="0018036c"/>
    </style:style>
    <style:style style:name="T2" style:family="text">
      <style:text-properties officeooo:rsid="001a00b4"/>
    </style:style>
    <style:style style:name="T3" style:family="text">
      <style:text-properties officeooo:rsid="000a30aa"/>
    </style:style>
    <style:style style:name="T4" style:family="text">
      <style:text-properties officeooo:rsid="000bfcb3"/>
    </style:style>
    <style:style style:name="T5" style:family="text">
      <style:text-properties fo:font-weight="bold" style:font-weight-asian="bold" style:font-weight-complex="bold"/>
    </style:style>
    <style:style style:name="T6" style:family="text">
      <style:text-properties fo:font-weight="bold" officeooo:rsid="000bfcb3" style:font-weight-asian="bold" style:font-weight-complex="bold"/>
    </style:style>
    <style:style style:name="T7" style:family="text">
      <style:text-properties fo:font-weight="bold" officeooo:rsid="001a00b4" style:font-weight-asian="bold" style:font-weight-complex="bold"/>
    </style:style>
    <style:style style:name="T8" style:family="text">
      <style:text-properties fo:font-weight="bold" officeooo:rsid="0010041a" style:font-weight-asian="bold" style:font-weight-complex="bold"/>
    </style:style>
    <style:style style:name="T9" style:family="text">
      <style:text-properties officeooo:rsid="001a7ca0"/>
    </style:style>
    <style:style style:name="T10" style:family="text">
      <style:text-properties officeooo:rsid="00104ffd"/>
    </style:style>
    <style:style style:name="T11" style:family="text">
      <style:text-properties officeooo:rsid="00121411"/>
    </style:style>
    <style:style style:name="T12" style:family="text">
      <style:text-properties officeooo:rsid="00136a82"/>
    </style:style>
    <style:style style:name="T13" style:family="text">
      <style:text-properties officeooo:rsid="0015cc0a"/>
    </style:style>
    <style:style style:name="T14" style:family="text">
      <style:text-properties officeooo:rsid="00165c7d"/>
    </style:style>
    <style:style style:name="T15" style:family="text">
      <style:text-properties officeooo:rsid="000c24cb"/>
    </style:style>
    <style:style style:name="T16" style:family="text">
      <style:text-properties officeooo:rsid="000ca3be"/>
    </style:style>
    <style:style style:name="T17" style:family="text">
      <style:text-properties officeooo:rsid="0009276e"/>
    </style:style>
    <style:style style:name="T18" style:family="text">
      <style:text-properties officeooo:rsid="0010041a"/>
    </style:style>
    <style:style style:name="T19" style:family="text">
      <style:text-properties officeooo:rsid="001531d9"/>
    </style:style>
    <style:style style:name="T20" style:family="text">
      <style:text-properties style:font-name="Calibri" officeooo:rsid="001e296c"/>
    </style:style>
    <style:style style:name="T21" style:family="text">
      <style:text-properties style:font-name="Calibri" officeooo:rsid="00165c7d"/>
    </style:style>
    <style:style style:name="T22" style:family="text">
      <style:text-properties style:font-name="Calibri" officeooo:rsid="001a7ca0"/>
    </style:style>
    <style:style style:name="T23" style:family="text">
      <style:text-properties style:font-name="Calibri" officeooo:rsid="00221993"/>
    </style:style>
    <style:style style:name="T24" style:family="text">
      <style:text-properties fo:language="nl" fo:country="NL"/>
    </style:style>
    <style:style style:name="T25" style:family="text">
      <style:text-properties fo:language="nl" fo:country="NL"/>
    </style:style>
    <style:style style:name="T26" style:family="text">
      <style:text-properties fo:language="nl" fo:country="NL" officeooo:rsid="001e5f51"/>
    </style:style>
    <style:style style:name="T27" style:family="text">
      <style:text-properties style:text-line-through-style="solid" style:text-line-through-type="single" fo:language="nl" fo:country="NL"/>
    </style:style>
    <style:style style:name="T28" style:family="text">
      <style:text-properties fo:color="#00b050" fo:language="nl" fo:country="NL"/>
    </style:style>
    <style:style style:name="T29" style:family="text">
      <style:text-properties officeooo:rsid="00221993"/>
    </style:style>
    <style:style style:name="T30" style:family="text">
      <style:text-properties fo:color="#000000" fo:language="nl" fo:country="N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maak: wij volgen het stramien van het gemeentelijk invulformulier</text:p>
      <text:p text:style-name="P2"/>
      <text:p text:style-name="P2"/>
      <text:p text:style-name="P2"/>
      <text:p text:style-name="P2"/>
      <text:p text:style-name="P2">1. RUIMTELIJKE ONTWIKKELINGEN</text:p>
      <text:p text:style-name="P2"/>
      <text:p text:style-name="P2"/>
      <text:p text:style-name="P4"><text:span text:style-name="T5">Het proces:</text:span></text:p>
      <text:p text:style-name="P5"/>
      <text:p text:style-name="P7"><text:span text:style-name="T6">Wijk- en straat</text:span><text:span text:style-name="T7">comité’s</text:span><text:span text:style-name="T4"> kunnen, bijgestaan door </text:span><text:span text:style-name="T2">verkeers</text:span><text:span text:style-name="T4">experten, beslissen over het verkeersregime in hun wijk of straat. Zo </text:span><text:span text:style-name="T15">bijvoorbeeld </text:span><text:span text:style-name="T4">kan een wijk al dan niet kiezen voor een woonerfstatuut, een straat kan beslissen over toegelaten snelheid.</text:span></text:p>
      <text:p text:style-name="P8"><text:span text:style-name="T2">Deze wijze van participatie</text:span><text:span text:style-name="T15"> is een aanzet om in de toekomst ook in andere beleidsdomeinen meer zeggenschap te geven aan de burgers. </text:span><text:span text:style-name="T2">Echte d</text:span><text:span text:style-name="T15">emocratie is meer dan </text:span><text:span text:style-name="T16">een zesjaarlijkse stembusgang.</text:span><text:span text:style-name="T15"> </text:span><text:span text:style-name="T16">Burgers moeten aangespoord worden om mee te beslissen in de plaats van te berusten in hogerop genomen maatregelen. </text:span></text:p>
      <text:p text:style-name="P9"><text:span text:style-name="T16">M</text:span>omenteel bevinden wij ons in een uitzonderlijke situatie van Covid-epidemie, met als gevolg de onmogelijkheid om comité’s te laten vergaderen. <text:span text:style-name="T8">Het mobiliteitsplan moet worden </text:span><text:span text:style-name="T7">opgeschort</text:span><text:span text:style-name="T8"> tot er weer fysiek kan worden vergaderd.</text:span></text:p>
      <text:p text:style-name="P9"><text:span text:style-name="T8"/></text:p>
      <text:p text:style-name="P10">Het principe:</text:p>
      <text:p text:style-name="P3"/>
      <text:p text:style-name="P16"><text:span text:style-name="T17">De bewoners van de dorpskernen geven toestemming aan vervoersmiddelen om hun straten te gebruiken, op voorwaarde dat zij de veiligheid van de bewoners niet in gevaar brengen, in het bijzonder de veiligheid van kinderen en bejaarden. </text:span><text:span text:style-name="T3">De publieke ruimte is in de eerste plaats de plek waar mensen, ook kinderen, elkaar ontmoeten, niet de plek waar mensen elkaar passeren.</text:span></text:p>
      <text:p text:style-name="P11">Veiligheid en ontmoeting vragen om onthaasting en <text:span text:style-name="T2">dus </text:span>LANGZAAM verkeer.</text:p>
      <text:p text:style-name="P6"><text:span text:style-name="T8"/></text:p>
      <text:p text:style-name="P17"/>
      <text:p text:style-name="P17"/>
      <text:p text:style-name="P18"><text:span text:style-name="T18">2. </text:span>NETWERK LANGZAAM VERKEER</text:p>
      <text:p text:style-name="P18"/>
      <text:p text:style-name="P12">In het algemeen:</text:p>
      <text:p text:style-name="P18"/>
      <text:p text:style-name="P18">Zoals gesteld in 1. kan er in dorpskernen enkel LANGZAAM verkeer zijn.</text:p>
      <text:p text:style-name="P20">Deze regel geldt ook voor fietsers! <text:s/>Een aanrijding van een voetganger aan 24 per uur <text:span text:style-name="T12">kan zowel voor de fietser als voor de voetganger kwalijke gevolgen hebben ….</text:span></text:p>
      <text:p text:style-name="P18"/>
      <text:p text:style-name="P13">Aanbevelingen van Groen: </text:p>
      <text:p text:style-name="P18"/>
      <text:p text:style-name="P34"><text:span text:style-name="T24">* (Her)openen en opwaarderen (vb (half-)verharding) van trage wegen met functionele waarde als korte en veilige verbindingen voor fietsers en voetgangers.</text:span></text:p>
      <text:p text:style-name="P36"><text:span text:style-name="T24">Sommige TW beter aangeven naar type gebruik. Uitzoeken of een aantal van deze wegen niet uitgesloten moeten worden voor mountainbike</text:span><text:span text:style-name="T26">s</text:span><text:span text:style-name="T24"> en/of speedeleks en/</text:span><text:span text:style-name="T26">o</text:span><text:span text:style-name="T24">f ruiters.</text:span></text:p>
      <text:p text:style-name="P34"><text:span text:style-name="T27"/></text:p>
      <text:p text:style-name="P34"><text:soft-page-break/><text:span text:style-name="T24">* Aanleg van de fietspaden op de N446 :</text:span></text:p>
      <text:p text:style-name="P34"><text:span text:style-name="T28"><text:s/></text:span><text:span text:style-name="T30">- oversteek met fietsers voorrang rond de Molenstraat, om dan dubbele richting aan de kant van de carrefour te hebben. (meteen vertraging voor het kruispunt)</text:span></text:p>
      <text:p text:style-name="P34"><text:span text:style-name="T24">- dubbele richting fietspad tussen fietserstunnel N446 en vrijetijdscomplex “De Meermin”</text:span></text:p>
      <text:p text:style-name="P34"><text:span text:style-name="T24">- vierkant groen op kruispunt Hoogstraat-N446</text:span></text:p>
      <text:p text:style-name="P34"><text:span text:style-name="T24">- Aanleg fietsonderdoorgangen onder de nieuwe Durmebrug op de N446 op de beide Durmeoevers.</text:span></text:p>
      <text:p text:style-name="P34"><text:span text:style-name="T24">- Aanleg van een fietspad op de Durmedijk (linkeroever)vanaf de N446 met aansluiting op het Polderstraatje</text:span></text:p>
      <text:p text:style-name="P34"><text:span text:style-name="T24">- veilige oversteek vanaf Sint-Anna over de N446</text:span></text:p>
      <text:p text:style-name="P34"><text:span text:style-name="T24">- Invoeren zone 50 op de N446 vanaf kruispunt 1000-appels(N70) tot het kruispunt met de Ardoystraat (Hamme) </text:span></text:p>
      <text:p text:style-name="P34"><text:span text:style-name="T24">- Inrichten van een mobipunt op het kruispunt van de N446 met de Hoogstraat</text:span></text:p>
      <text:p text:style-name="P34"><text:span text:style-name="T24"/></text:p>
      <text:p text:style-name="P34"><text:span text:style-name="T24">* Herinrichting kruispunt N70-Groenselstraat-Doornijkstraat met verkeerslichten met vierkant groen of rotonde</text:span></text:p>
      <text:p text:style-name="P34"><text:span text:style-name="T24"/></text:p>
      <text:p text:style-name="P34"><text:span text:style-name="T24">* Doortrekken fietspaden Warandestraat tot Sombekedries + invoering zone 30/fietsstraat op Sombekedries</text:span></text:p>
      <text:p text:style-name="P34"><text:span text:style-name="T24"/></text:p>
      <text:p text:style-name="P34"><text:span text:style-name="T24">* Invoeren van zone 30 in de woonparkzone. Fietsstraat op de as Ommegangsdreef, Lode Ontropdreef, Groenstraat en op de as Oudeheerweg Heide,Heidekapelstraat, Fortenstraat</text:span></text:p>
      <text:p text:style-name="P34"><text:span text:style-name="T24"/></text:p>
      <text:p text:style-name="P34"><text:span text:style-name="T24">* Invoeren fietsstraat op de Ruiter vanaf de kruising van de Sousbeekstraat met de Podtsmeulen tot aan de kruising van de Groenselstraat met de Lange Veldstraat</text:span></text:p>
      <text:p text:style-name="P34"><text:span text:style-name="T24"/></text:p>
      <text:p text:style-name="P34"><text:span text:style-name="T24">* Voorzien van degelijke overdekte fietsstallingen met fietsoplaadpunt aan de haltes van het openbaar vervoer</text:span></text:p>
      <text:p text:style-name="P34"><text:span text:style-name="T24"/></text:p>
      <text:p text:style-name="P34"><text:span text:style-name="T24">* Behoud van ononderbroken, comfortabele (monolietverharing), brede fiets- en voetpaden bovenop de dijken tussen de Mirabrug en de Durmebrug N446</text:span></text:p>
      <text:p text:style-name="P34"><text:span text:style-name="T24"/></text:p>
      <text:p text:style-name="P34"><text:span text:style-name="T24">* Aanleg van een functioneel fietspad bovenop de oude spoorwegdijk met aantakkingen naar de Katteneeckwegel en de Dommelstraat vanaf het einde van de Vlaszakstraat</text:span></text:p>
      <text:p text:style-name="P34"><text:span text:style-name="T24"/></text:p>
      <text:p text:style-name="P23"/>
      <text:p text:style-name="P24">3. NET<text:span text:style-name="T10">WERK GEMOTORISEERD VERKEER</text:span></text:p>
      <text:p text:style-name="P18"/>
      <text:p text:style-name="P12">In het algemeen:</text:p>
      <text:p text:style-name="P18"/>
      <text:p text:style-name="P18">Zoals gesteld in 1. kan er in dorpskernen enkel LANGZAAM verkeer zijn.</text:p>
      <text:p text:style-name="P33">Eerste regel is, dat inwoners veilig de wegen kunnen gebruiken. Dat betekent geen doorgaand, snel verkeer in dorpskernen en dicht bewoonde straten. Voetgangers en fietsers hebben daar voorrang; gemotoriseerd verkeer mag enkel lokaal zijn en traag. Enkel op trajecten waar geen of heel weinig bebouwing is mag een hogere snelheid aangehouden worden. Ook in woonparkgebied gelden deze inzichten. </text:p>
      <text:p text:style-name="P33">Nergens in Waasmunster, behalve op de N70, is er een hogere snelheid nodig dan 50 km/h. Die moet consequent aangehouden worden. Snelheidswisselingen op korte afstand zijn verwarrend en misleidend. Woonkernen krijgen een 30 km/h beperking.</text:p>
      <text:p text:style-name="P33"><text:soft-page-break/>Snelheidsbeperkingen moeten volgen uit de inrichting van de weg. Het heeft geen zin een straat (her) in te richten zodat een hogere snelheid mogelijk wordt en er dan een bord bij te zetten met een lage beperking.</text:p>
      <text:p text:style-name="P33">De schoolomgevingen worden fietsstraten. </text:p>
      <text:p text:style-name="P30">Toevoerwegen die naar het centrum leiden worden eveneens fietsstraten. Altenatief: dynamische borden 30km/h.</text:p>
      <text:p text:style-name="P18"/>
      <text:p text:style-name="P13">Aanbevelingen van Groen:</text:p>
      <text:p text:style-name="P21"/>
      <text:p text:style-name="P19">– Stationsstraat-Hoogstraat :</text:p>
      <text:p text:style-name="P26"><text:span text:style-name="T10">Een regime van 30 per uur is veili</text:span><text:span text:style-name="T11">g en milieuvriendelijk, en overdag zelfs niet trager dan 50 per uur. <text:s/></text:span><text:span text:style-name="T12">Dat geldt evenzeer voor de bussen van De Lijn. </text:span><text:span text:style-name="T11">Auto’s vertragen om een zijstraat in te slaan of om te parkeren, ook fietsers hebben een remmend effect. Deze fenomenen kunnen zelfs toenemen </text:span><text:span text:style-name="T9">omdat wij deze</text:span><text:span text:style-name="T11"> stra</text:span><text:span text:style-name="T9">ten</text:span><text:span text:style-name="T11"> wil</text:span><text:span text:style-name="T9">len</text:span><text:span text:style-name="T11"> herwaarderen als winkelstraat.</text:span></text:p>
      <text:p text:style-name="P27"><text:span text:style-name="T11">H</text:span>et nut van een parallel fietspad, achter de huizen aan de zuidkant, is dan ook minder evident.</text:p>
      <text:p text:style-name="P27"/>
      <text:p text:style-name="P27">– <text:s/><text:span text:style-name="T19">de N446</text:span></text:p>
      <text:p text:style-name="P28">Deze gewestweg splijt een dorpskern middendoor.</text:p>
      <text:p text:style-name="P26"><text:span text:style-name="T13">Auto’s </text:span><text:span text:style-name="T9">die </text:span><text:span text:style-name="T13">richting Dendermonde </text:span><text:span text:style-name="T9">rijden kunnen beter gebruik maken van de aut</text:span><text:span text:style-name="T13">osnelwegafritten Zele en Sint-Niklaas-West.</text:span></text:p>
      <text:p text:style-name="P26"><text:span text:style-name="T9">In de dorpskern van Waasmunster moet de N446 prioriteit geven</text:span><text:span text:style-name="T13"> aan het plaatselijk verkeer.</text:span></text:p>
      <text:p text:style-name="P25">Onder andere: </text:p>
      <text:p text:style-name="P26"><text:span text:style-name="T13">De Molenstraat en de Molendreef zijn </text:span><text:span text:style-name="T9">geschikte</text:span><text:span text:style-name="T13"> uitvalswegen </text:span><text:span text:style-name="T14">van traag verkeer richting centrum</text:span><text:span text:style-name="T13">, respectievelijk vanuit de Heide en vanuit de </text:span><text:span text:style-name="T14">Hollandse Molen.</text:span></text:p>
      <text:p text:style-name="P1"><text:span text:style-name="T21">Dit </text:span><text:span text:style-name="T22">plaatselijk </text:span><text:span text:style-name="T21">verkeer moet prioritair </text:span><text:span text:style-name="T23">groen licht krijgen</text:span><text:span text:style-name="T21"> </text:span><text:span text:style-name="T22">bij</text:span><text:span text:style-name="T21"> de aansluiting </text:span><text:span text:style-name="T22">aan</text:span><text:span text:style-name="T21"> de N446.</text:span></text:p>
      <text:p text:style-name="P22">Zo wordt het doorgaand verkeer aldaar niet onmogelijk gemaakt, maar wel ontmoedigd.</text:p>
      <text:p text:style-name="P21"/>
      <text:p text:style-name="P21"/>
      <text:p text:style-name="P21">4. PARKEERBELEID</text:p>
      <text:p text:style-name="P21"/>
      <text:p text:style-name="P14">Schoolparkeren: </text:p>
      <text:p text:style-name="P29"><text:span text:style-name="T14">Het nieuw mobiliteitsplan zal </text:span><text:span text:style-name="T1">de veiligheid van fietsers zo goed mogelijk garanderen.</text:span></text:p>
      <text:p text:style-name="P29"><text:span text:style-name="T1">Ouders die toch kinderen met de auto naar school brengen, </text:span><text:span text:style-name="T14"><text:s/></text:span><text:span text:style-name="T1">kunnen terecht op parkeerplaatsen op afstand van de school. Zo mogen bijvoorbeeld de Kerkstraat, de Vierschaar en de Hoogstraat niet meer gebruikt worden voor schoolparkeren.</text:span></text:p>
      <text:p text:style-name="P29"/>
      <text:p text:style-name="P15">Straatparkeren:</text:p>
      <text:p text:style-name="P31">De hinder voor fietsers zoveel mogelijk beperken.</text:p>
      <text:p text:style-name="P35"><text:span text:style-name="T20">– parkeren op eigen erf</text:span></text:p>
      <text:p text:style-name="P31">– parkeerhubs in de plaats van elk voor zijn eigen huis</text:p>
      <text:p text:style-name="P31"/>
      <text:p text:style-name="P32"><text:span text:style-name="T5">Laadpalen</text:span>:</text:p>
      <text:p text:style-name="P32">Parkings in school- en werkomgevingen moeten voorzien worden van laadpalen voor electrische fietsen en au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ric De Groote</meta:initial-creator>
    <meta:creation-date>2020-11-25T09:25:58.191676637</meta:creation-date>
    <meta:generator>LibreOffice/6.4.6.2$Linux_X86_64 LibreOffice_project/40$Build-2</meta:generator>
    <dc:date>2020-11-29T12:44:32.026734122</dc:date>
    <dc:creator>Eric De Groote</dc:creator>
    <meta:editing-duration>PT30M12S</meta:editing-duration>
    <meta:editing-cycles>5</meta:editing-cycles>
    <meta:printed-by>Eric De Groote</meta:printed-by>
    <meta:print-date>2020-11-29T12:40:26.194544298</meta:print-date>
    <meta:document-statistic meta:table-count="0" meta:image-count="0" meta:object-count="0" meta:page-count="3" meta:paragraph-count="62" meta:word-count="968" meta:character-count="6511" meta:non-whitespace-character-count="5589"/>
  </office:meta>
</office:document-meta>
</file>